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font-size-asian="12pt" style:font-size-complex="12pt"/>
    </style:style>
    <style:style style:name="P2" style:family="paragraph" style:parent-style-name="Standard">
      <style:text-properties style:font-name="Times New Roman" fo:font-size="10pt" style:font-size-asian="10pt" style:font-size-complex="10pt"/>
    </style:style>
    <style:style style:name="P3" style:family="paragraph" style:parent-style-name="Standard">
      <style:paragraph-properties fo:text-align="start" style:justify-single-word="false"/>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Times New Roman" fo:font-size="16pt" style:font-size-asian="16pt" style:font-size-complex="16pt"/>
    </style:style>
    <style:style style:name="P5" style:family="paragraph" style:parent-style-name="Standard">
      <style:paragraph-properties fo:text-align="end" style:justify-single-word="false"/>
      <style:text-properties style:font-name="Times New Roman" fo:font-size="11pt" style:font-size-asian="11pt" style:font-size-complex="11pt"/>
    </style:style>
    <style:style style:name="P6" style:family="paragraph" style:parent-style-name="Standard">
      <style:paragraph-properties fo:text-align="start" style:justify-single-word="false"/>
      <style:text-properties style:font-name="Times New Roman" fo:font-size="12pt" style:font-size-asian="12pt" style:font-size-complex="12pt"/>
    </style:style>
    <style:style style:name="P7" style:family="paragraph" style:parent-style-name="Standard">
      <style:text-properties style:font-name="Times New Roman" fo:font-size="10pt" style:font-size-asian="10pt" style:font-size-complex="10pt"/>
    </style:style>
    <style:style style:name="P8" style:family="paragraph" style:parent-style-name="Standard">
      <style:paragraph-properties fo:text-align="start" style:justify-single-word="false"/>
      <style:text-properties style:font-name="Times New Roman" fo:font-size="10pt" style:font-size-asian="10pt" style:font-size-complex="10pt"/>
    </style:style>
    <style:style style:name="T1"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dterm Progress Report</text:p>
      <text:p text:style-name="P5">Christopher Powell</text:p>
      <text:p text:style-name="P5">Brandon Powell</text:p>
      <text:p text:style-name="P5">Skye Schneider</text:p>
      <text:p text:style-name="P5">David Poynter</text:p>
      <text:p text:style-name="P5"/>
      <text:p text:style-name="P1">David Poynter:</text:p>
      <text:p text:style-name="P1"/>
      <text:p text:style-name="P2"><text:tab/>The layout and graphics for the game has almost been completed. <text:s/>We have started by drawing out the main map and dungeons for the game. <text:s/>The game is composed of 90 by 90 pixel squares called sprites, which will all be pieced together and create an interactive environment. <text:s/>So far we have over 50 of these sprites that we have designed in PhotoShop CS5 and Microsoft Paint. <text:s/>As of right now, there is not to much interaction and details to the map and dungeons. <text:s/>We are more concerned, at the moment, about coding and developing the physics system and graphics engine. <text:s/></text:p>
      <text:p text:style-name="P2"><text:tab/>We have the map and dungeons fully drawn out as of right now. <text:s/>The text document which resembles the main map is finished and will serve us as a guide to help us determine where the sprite squares are suppose to appear as the hero moves around the main map. <text:s/>We have just begun the hero's movement in the game's environment. <text:s/>The hero has been inserted into a small section of the main map to demo the appearance of the game. <text:s/>We have decided to start the hero off in a safe area each time the game is booted up or if the character dies. <text:s/>This area will be the middle of the town, which is in the main map.</text:p>
      <text:p text:style-name="P3"><text:tab/>As of right now, there are five dungeons and a castle which will be implemented into the game. <text:s/>The sprites for the dungeon are almost finished and will be laid out on a text document for each dungeon by the first week in November. <text:s/>Mapping out the castle is the last area we will map out and may decide to merge with the end of the dungeons. <text:s/></text:p>
      <text:p text:style-name="P1"/>
      <text:p text:style-name="P1">Christopher Powell: </text:p>
      <text:p text:style-name="P1"/>
      <text:p text:style-name="P1"><text:tab/><text:span text:style-name="T1">I have been working on the designing and creation of the maps/world for the game. Do to our game being a role-playing game, the world has to be a large and have many components to it. We are going to implement the 'main' map, a dungeon with 9 levels, and a castle which contains the main boss. Mapping of these components is a tedious and extensive process. The basic systematic approach to map making is as follow; 1) draw a prototype of the map, 2) create sprites (individual 90 x 90 terrain tile) that will be used in the map, 3) create a sprite sheet (10 sprites per row, as many columns as are needed) which will hold all of the sprites made for the map, and 4) create a numerical representation from the sprite sheet. This process is explained in the midterm presentation. David and I have been working together on this part of the project.</text:span></text:p>
      <text:p text:style-name="P3"><text:tab/>I have fully mapped out the dungeons that will be implemented in our game. There are currently 9 dungeon levels. I am have also came up with the basis for how our dungeon will work once implemented. I have also helped out with the design of the main map and the way our main character will look while moving through the map. I have mainly been working on the aesthetics of the game with David and once they are finalized I look forward to jumping into the pure coding portion of its design. </text:p>
      <text:p text:style-name="P3"><text:tab/>I also created a majority of the proposal power point (Dave helped me) and worked with Dave on the proposal itself. I created the midterm power point as well. Overall, I help out where ever I can but my main objectives were to create the dungeon. </text:p>
      <text:p text:style-name="P1"/>
      <text:p text:style-name="P1">Skye Schneider:</text:p>
      <text:p text:style-name="P1"/>
      <text:p text:style-name="P1"><text:tab/><text:span text:style-name="T1">I have been working on Inventory control and the Battle System. Currently the Inventory control system can have items added to it and it will iterate through the array list to find if the item already exists. If it does it will add to the count. If it does not exist it will add the new item to the array list. It can also return specific items with the amount or return the whole list for when the player wants to view their entire inventory.</text:span></text:p>
      <text:p text:style-name="P2"><text:tab/>Secondly, I have been working on the Battle system. There is a Enemy Mob class and a Hero Class. They both extend a Mob class which will just hold their name. Both of the classes will hold stats such has HP, Vitality, EXP, strength, defense, minDamage, maxDamage etc. For fighting both classes have a method called doDamage. This will take the minDamage, maxDamage and strength of the object which is doing the damage. I will then calculate a number that is the strength of the attacking object (+) a random number between the min and max damage and then (-) the defense of the object being attacked.</text:p>
      <text:p text:style-name="P2"><text:tab/>Going further I will have to create a database for all of the inventory items. Also there will need to be some <text:soft-page-break/>balancing to the Battle System so Mobs can not kill each other in one hit and so mobs will be around the same challenge depending on your equipped armor.</text:p>
      <text:p text:style-name="P1"/>
      <text:p text:style-name="P1">Brandon Powell:</text:p>
      <text:p text:style-name="P1"/>
      <text:p text:style-name="P3"><text:tab/>I have been working on two of the major programming components of the video game. Those two aspects are the game engine and the mapping engine. While doing this I was also managing the team. <text:line-break/><text:tab/>The game engine is the main part of a video game. It is what controls every aspect of a game. Right now the game engine loads the mapping engine and the player. The player is just an image that is displayed on the screen. <text:line-break/><text:tab/>The other aspect that I have been working on is the mapping engine. The mapping engine loads a sprite sheet that is clipped into all of the different sprites. A sprite sheet is an image with all of the different images that need to be displayed. Clipping means to take that large image and make it into many smaller images. After the sprites are loaded the map layout is loaded into the game. The mapping engine takes the layout and only displays sprites that are visible on the screen. So when the player moves, the mapping engine displays only the sprites in the viewing window.<text:line-break/><text:tab/>The plan for the game engine is to also control the questing engine which is not yet implemented. It will also be responsible for handling the fighting system and a few other ideas that if time permits, will be added. The mapping engine is for the most part is complete. There maybe a few minor bugs that need to be addressed once the game is more 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owell</meta:initial-creator>
    <meta:creation-date>2012-10-28T16:41:10.64</meta:creation-date>
    <dc:date>2012-10-29T18:07:49.58</dc:date>
    <dc:creator>Chris Powell</dc:creator>
    <meta:editing-duration>PT48M5S</meta:editing-duration>
    <meta:editing-cycles>4</meta:editing-cycles>
    <meta:generator>OpenOffice.org/3.4.1$Win32 OpenOffice.org_project/341m1$Build-9593</meta:generator>
    <meta:document-statistic meta:table-count="0" meta:image-count="0" meta:object-count="0" meta:page-count="2" meta:paragraph-count="19" meta:word-count="1097" meta:character-count="5923"/>
  </office:meta>
</office:document-meta>
</file>